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2">
      <style:text-properties officeooo:rsid="00571a17" officeooo:paragraph-rsid="00571a17"/>
    </style:style>
    <style:style style:name="P2" style:family="paragraph" style:parent-style-name="Text_20_body" style:list-style-name="L10">
      <style:text-properties style:text-underline-style="solid" style:text-underline-width="auto" style:text-underline-color="font-color" officeooo:rsid="00591471" officeooo:paragraph-rsid="0059ff03"/>
    </style:style>
    <style:style style:name="P3" style:family="paragraph" style:parent-style-name="Text_20_body">
      <style:text-properties style:text-underline-style="solid" style:text-underline-width="auto" style:text-underline-color="font-color" officeooo:rsid="00591471" officeooo:paragraph-rsid="0059ff03"/>
    </style:style>
    <style:style style:name="P4" style:family="paragraph" style:parent-style-name="Text_20_body">
      <style:text-properties style:text-underline-style="solid" style:text-underline-width="auto" style:text-underline-color="font-color" officeooo:rsid="005d8b78" officeooo:paragraph-rsid="005d8b78"/>
    </style:style>
    <style:style style:name="P5" style:family="paragraph" style:parent-style-name="Text_20_body">
      <style:text-properties style:text-underline-style="solid" style:text-underline-width="auto" style:text-underline-color="font-color" officeooo:rsid="00738187" officeooo:paragraph-rsid="00738187"/>
    </style:style>
    <style:style style:name="P6" style:family="paragraph" style:parent-style-name="Text_20_body">
      <style:text-properties style:text-underline-style="solid" style:text-underline-width="auto" style:text-underline-color="font-color" officeooo:rsid="0078b4dd" officeooo:paragraph-rsid="0078b4dd"/>
    </style:style>
    <style:style style:name="P7" style:family="paragraph" style:parent-style-name="Text_20_body">
      <style:text-properties style:text-underline-style="none" officeooo:rsid="0033139c" officeooo:paragraph-rsid="0033139c"/>
    </style:style>
    <style:style style:name="P8" style:family="paragraph" style:parent-style-name="Text_20_body" style:list-style-name="L3">
      <style:text-properties style:text-underline-style="none" officeooo:rsid="0033139c" officeooo:paragraph-rsid="0033139c"/>
    </style:style>
    <style:style style:name="P9" style:family="paragraph" style:parent-style-name="Text_20_body" style:list-style-name="L3">
      <style:text-properties style:text-underline-style="none" officeooo:rsid="0033139c" officeooo:paragraph-rsid="00350655"/>
    </style:style>
    <style:style style:name="P10" style:family="paragraph" style:parent-style-name="Text_20_body" style:list-style-name="L4">
      <style:text-properties style:text-underline-style="none" officeooo:rsid="0033139c" officeooo:paragraph-rsid="0033139c"/>
    </style:style>
    <style:style style:name="P11" style:family="paragraph" style:parent-style-name="Text_20_body" style:list-style-name="L5">
      <style:text-properties style:text-underline-style="none" officeooo:rsid="0033139c" officeooo:paragraph-rsid="00360bca"/>
    </style:style>
    <style:style style:name="P12" style:family="paragraph" style:parent-style-name="Text_20_body" style:list-style-name="L5">
      <style:text-properties style:text-underline-style="none" officeooo:rsid="0033139c" officeooo:paragraph-rsid="00387c46"/>
    </style:style>
    <style:style style:name="P13" style:family="paragraph" style:parent-style-name="Text_20_body" style:list-style-name="L7">
      <style:text-properties style:text-underline-style="none" officeooo:rsid="0033139c" officeooo:paragraph-rsid="00498205"/>
    </style:style>
    <style:style style:name="P14" style:family="paragraph" style:parent-style-name="Text_20_body" style:list-style-name="L7">
      <style:text-properties style:text-underline-style="none" officeooo:rsid="00498205" officeooo:paragraph-rsid="00498205"/>
    </style:style>
    <style:style style:name="P15" style:family="paragraph" style:parent-style-name="Text_20_body" style:list-style-name="L7">
      <style:text-properties style:text-underline-style="none" officeooo:rsid="004a51ac" officeooo:paragraph-rsid="004a51ac"/>
    </style:style>
    <style:style style:name="P16" style:family="paragraph" style:parent-style-name="Text_20_body" style:list-style-name="L12">
      <style:text-properties style:text-underline-style="none" officeooo:rsid="005d8b78" officeooo:paragraph-rsid="005d8b78"/>
    </style:style>
    <style:style style:name="P17" style:family="paragraph" style:parent-style-name="Text_20_body" style:list-style-name="L12">
      <style:text-properties style:text-underline-style="none" officeooo:rsid="005d9faf" officeooo:paragraph-rsid="005d9faf"/>
    </style:style>
    <style:style style:name="P18" style:family="paragraph" style:parent-style-name="Text_20_body" style:list-style-name="L12">
      <style:text-properties style:text-underline-style="none" officeooo:rsid="006003fd" officeooo:paragraph-rsid="006003fd"/>
    </style:style>
    <style:style style:name="P19" style:family="paragraph" style:parent-style-name="Text_20_body" style:list-style-name="L12">
      <style:text-properties style:text-underline-style="none" officeooo:rsid="00602a7c" officeooo:paragraph-rsid="00602a7c"/>
    </style:style>
    <style:style style:name="P20" style:family="paragraph" style:parent-style-name="Text_20_body" style:list-style-name="L5">
      <style:text-properties officeooo:paragraph-rsid="00360bca"/>
    </style:style>
    <style:style style:name="P21" style:family="paragraph" style:parent-style-name="Text_20_body" style:list-style-name="L5">
      <style:text-properties officeooo:paragraph-rsid="004474c8"/>
    </style:style>
    <style:style style:name="P22" style:family="paragraph" style:parent-style-name="Text_20_body" style:list-style-name="L5">
      <style:text-properties fo:font-style="italic" style:text-underline-style="none" officeooo:rsid="00360bca" officeooo:paragraph-rsid="00360bca" style:font-style-asian="italic" style:font-style-complex="italic"/>
    </style:style>
    <style:style style:name="P23" style:family="paragraph" style:parent-style-name="Text_20_body" style:list-style-name="L5">
      <style:text-properties fo:font-style="italic" style:text-underline-style="none" officeooo:rsid="00387c46" officeooo:paragraph-rsid="00387c46" style:font-style-asian="italic" style:font-style-complex="italic"/>
    </style:style>
    <style:style style:name="P24" style:family="paragraph" style:parent-style-name="Text_20_body" style:list-style-name="L9">
      <style:text-properties fo:font-style="italic" officeooo:rsid="00571a17" officeooo:paragraph-rsid="00571a17" style:font-style-asian="italic" style:font-style-complex="italic"/>
    </style:style>
    <style:style style:name="P25" style:family="paragraph" style:parent-style-name="Text_20_body" style:list-style-name="L5">
      <style:text-properties officeooo:rsid="0044ffa8" officeooo:paragraph-rsid="0044ffa8"/>
    </style:style>
    <style:style style:name="P26" style:family="paragraph" style:parent-style-name="Text_20_body" style:list-style-name="L6">
      <style:text-properties officeooo:paragraph-rsid="0044ffa8"/>
    </style:style>
    <style:style style:name="P27" style:family="paragraph" style:parent-style-name="Text_20_body" style:list-style-name="L7">
      <style:text-properties officeooo:paragraph-rsid="004b8ef3"/>
    </style:style>
    <style:style style:name="P28" style:family="paragraph" style:parent-style-name="Text_20_body" style:list-style-name="L7">
      <style:text-properties officeooo:paragraph-rsid="004ded69"/>
    </style:style>
    <style:style style:name="P29" style:family="paragraph" style:parent-style-name="Text_20_body" style:list-style-name="L7">
      <style:text-properties officeooo:paragraph-rsid="004f3f16"/>
    </style:style>
    <style:style style:name="P30" style:family="paragraph" style:parent-style-name="Text_20_body" style:list-style-name="L7">
      <style:text-properties officeooo:paragraph-rsid="005052e2"/>
    </style:style>
    <style:style style:name="P31" style:family="paragraph" style:parent-style-name="Text_20_body" style:list-style-name="L7">
      <style:text-properties officeooo:paragraph-rsid="0069d4f3"/>
    </style:style>
    <style:style style:name="P32" style:family="paragraph" style:parent-style-name="Text_20_body" style:list-style-name="L7">
      <style:text-properties officeooo:rsid="0046de77" officeooo:paragraph-rsid="0046de77"/>
    </style:style>
    <style:style style:name="P33" style:family="paragraph" style:parent-style-name="Text_20_body" style:list-style-name="L7">
      <style:text-properties officeooo:rsid="0048c2be" officeooo:paragraph-rsid="0048c2be"/>
    </style:style>
    <style:style style:name="P34" style:family="paragraph" style:parent-style-name="Text_20_body" style:list-style-name="L7">
      <style:text-properties officeooo:rsid="0048c2be" officeooo:paragraph-rsid="00566e79"/>
    </style:style>
    <style:style style:name="P35" style:family="paragraph" style:parent-style-name="Text_20_body" style:list-style-name="L7">
      <style:text-properties officeooo:rsid="0052174e" officeooo:paragraph-rsid="0052174e"/>
    </style:style>
    <style:style style:name="P36" style:family="paragraph" style:parent-style-name="Text_20_body">
      <style:text-properties officeooo:paragraph-rsid="00571a17"/>
    </style:style>
    <style:style style:name="P37" style:family="paragraph" style:parent-style-name="Text_20_body" style:list-style-name="L8">
      <style:text-properties officeooo:paragraph-rsid="00571a17"/>
    </style:style>
    <style:style style:name="P38" style:family="paragraph" style:parent-style-name="Text_20_body" style:list-style-name="L8">
      <style:text-properties officeooo:rsid="00571a17" officeooo:paragraph-rsid="00571a17"/>
    </style:style>
    <style:style style:name="P39" style:family="paragraph" style:parent-style-name="Text_20_body" style:list-style-name="L9">
      <style:text-properties officeooo:rsid="00571a17" officeooo:paragraph-rsid="00571a17"/>
    </style:style>
    <style:style style:name="P40" style:family="paragraph" style:parent-style-name="Text_20_body">
      <style:text-properties officeooo:rsid="00591471" officeooo:paragraph-rsid="00591471"/>
    </style:style>
    <style:style style:name="P41" style:family="paragraph" style:parent-style-name="Text_20_body" style:list-style-name="L11">
      <style:text-properties officeooo:paragraph-rsid="0059ff03"/>
    </style:style>
    <style:style style:name="P42" style:family="paragraph" style:parent-style-name="Text_20_body">
      <style:text-properties officeooo:rsid="005d8b78" officeooo:paragraph-rsid="005d8b78"/>
    </style:style>
    <style:style style:name="P43" style:family="paragraph" style:parent-style-name="Text_20_body">
      <style:text-properties officeooo:rsid="0063c88b" officeooo:paragraph-rsid="0063c88b"/>
    </style:style>
    <style:style style:name="P44" style:family="paragraph" style:parent-style-name="Text_20_body">
      <style:text-properties officeooo:paragraph-rsid="006c4c75"/>
    </style:style>
    <style:style style:name="P45" style:family="paragraph" style:parent-style-name="Text_20_body">
      <style:text-properties fo:font-weight="normal" officeooo:paragraph-rsid="006c4c75" style:font-weight-asian="normal" style:font-weight-complex="normal"/>
    </style:style>
    <style:style style:name="P46" style:family="paragraph" style:parent-style-name="Text_20_body">
      <style:text-properties officeooo:rsid="00710773" officeooo:paragraph-rsid="00710773"/>
    </style:style>
    <style:style style:name="P47" style:family="paragraph" style:parent-style-name="Text_20_body" style:list-style-name="L13">
      <style:text-properties officeooo:rsid="00710773" officeooo:paragraph-rsid="00710773"/>
    </style:style>
    <style:style style:name="P48" style:family="paragraph" style:parent-style-name="Text_20_body">
      <style:text-properties officeooo:rsid="0081be9b" officeooo:paragraph-rsid="0081be9b"/>
    </style:style>
    <style:style style:name="P49" style:family="paragraph" style:parent-style-name="Text_20_body">
      <style:text-properties officeooo:rsid="00835b63" officeooo:paragraph-rsid="00835b63"/>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3139c"/>
    </style:style>
    <style:style style:name="T3" style:family="text">
      <style:text-properties style:text-underline-style="solid" style:text-underline-width="auto" style:text-underline-color="font-color" officeooo:rsid="00571a17"/>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officeooo:rsid="00350655" style:font-style-asian="italic" style:font-style-complex="italic"/>
    </style:style>
    <style:style style:name="T8" style:family="text">
      <style:text-properties fo:font-style="italic" officeooo:rsid="00360bca" style:font-style-asian="italic" style:font-style-complex="italic"/>
    </style:style>
    <style:style style:name="T9" style:family="text">
      <style:text-properties fo:font-style="italic" officeooo:rsid="005052e2"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tyle="italic" style:text-underline-style="none" officeooo:rsid="00360bca" style:font-style-asian="italic" style:font-style-complex="italic"/>
    </style:style>
    <style:style style:name="T12" style:family="text">
      <style:text-properties fo:font-style="italic" style:text-underline-style="none" officeooo:rsid="0042a609" style:font-style-asian="italic" style:font-style-complex="italic"/>
    </style:style>
    <style:style style:name="T13" style:family="text">
      <style:text-properties fo:font-style="italic" style:text-underline-style="none" officeooo:rsid="00350655" style:font-style-asian="italic" style:font-style-complex="italic"/>
    </style:style>
    <style:style style:name="T14" style:family="text">
      <style:text-properties style:text-underline-style="none"/>
    </style:style>
    <style:style style:name="T15" style:family="text">
      <style:text-properties style:text-underline-style="none" officeooo:rsid="0033139c"/>
    </style:style>
    <style:style style:name="T16" style:family="text">
      <style:text-properties style:text-underline-style="none" officeooo:rsid="00360bca"/>
    </style:style>
    <style:style style:name="T17" style:family="text">
      <style:text-properties style:text-underline-style="none" officeooo:rsid="00387c46"/>
    </style:style>
    <style:style style:name="T18" style:family="text">
      <style:text-properties style:text-underline-style="none" fo:font-weight="bold" officeooo:rsid="00387c46" style:font-weight-asian="bold" style:font-weight-complex="bold"/>
    </style:style>
    <style:style style:name="T19" style:family="text">
      <style:text-properties style:text-underline-style="none" officeooo:rsid="003a7d11"/>
    </style:style>
    <style:style style:name="T20" style:family="text">
      <style:text-properties style:text-underline-style="none" officeooo:rsid="003c94b4"/>
    </style:style>
    <style:style style:name="T21" style:family="text">
      <style:text-properties style:text-underline-style="none" officeooo:rsid="003ef537"/>
    </style:style>
    <style:style style:name="T22" style:family="text">
      <style:text-properties style:text-underline-style="none" officeooo:rsid="00350655"/>
    </style:style>
    <style:style style:name="T23" style:family="text">
      <style:text-properties style:text-underline-style="none" officeooo:rsid="00571a17"/>
    </style:style>
    <style:style style:name="T24" style:family="text">
      <style:text-properties style:text-underline-style="none" officeooo:rsid="00576ad5"/>
    </style:style>
    <style:style style:name="T25" style:family="text">
      <style:text-properties style:text-underline-style="none" officeooo:rsid="005863f8"/>
    </style:style>
    <style:style style:name="T26" style:family="text">
      <style:text-properties style:text-underline-style="none" officeooo:rsid="0069d4f3"/>
    </style:style>
    <style:style style:name="T27" style:family="text">
      <style:text-properties style:text-underline-style="none" officeooo:rsid="00755e39"/>
    </style:style>
    <style:style style:name="T28" style:family="text">
      <style:text-properties fo:font-style="normal" style:font-style-asian="normal" style:font-style-complex="normal"/>
    </style:style>
    <style:style style:name="T29" style:family="text">
      <style:text-properties fo:font-style="normal" officeooo:rsid="00350655" style:font-style-asian="normal" style:font-style-complex="normal"/>
    </style:style>
    <style:style style:name="T30" style:family="text">
      <style:text-properties fo:font-style="normal" officeooo:rsid="00360bca" style:font-style-asian="normal" style:font-style-complex="normal"/>
    </style:style>
    <style:style style:name="T31" style:family="text">
      <style:text-properties fo:font-style="normal" officeooo:rsid="003899c4" style:font-style-asian="normal" style:font-style-complex="normal"/>
    </style:style>
    <style:style style:name="T32" style:family="text">
      <style:text-properties fo:font-style="normal" officeooo:rsid="00498205" style:font-style-asian="normal" style:font-style-complex="normal"/>
    </style:style>
    <style:style style:name="T33" style:family="text">
      <style:text-properties fo:font-style="normal" officeooo:rsid="0033139c" style:font-style-asian="normal" style:font-style-complex="normal"/>
    </style:style>
    <style:style style:name="T34" style:family="text">
      <style:text-properties fo:font-style="normal" officeooo:rsid="00387c46" style:font-style-asian="normal" style:font-style-complex="normal"/>
    </style:style>
    <style:style style:name="T35" style:family="text">
      <style:text-properties fo:font-style="normal" officeooo:rsid="004ded69" style:font-style-asian="normal" style:font-style-complex="normal"/>
    </style:style>
    <style:style style:name="T36" style:family="text">
      <style:text-properties fo:font-style="normal" officeooo:rsid="003ef537" style:font-style-asian="normal" style:font-style-complex="normal"/>
    </style:style>
    <style:style style:name="T37" style:family="text">
      <style:text-properties fo:font-style="normal" officeooo:rsid="003c94b4" style:font-style-asian="normal" style:font-style-complex="normal"/>
    </style:style>
    <style:style style:name="T38" style:family="text">
      <style:text-properties fo:font-style="normal" officeooo:rsid="00540103" style:font-style-asian="normal" style:font-style-complex="normal"/>
    </style:style>
    <style:style style:name="T39" style:family="text">
      <style:text-properties fo:font-style="normal" officeooo:rsid="006969e0" style:font-style-asian="normal" style:font-style-complex="normal"/>
    </style:style>
    <style:style style:name="T40" style:family="text">
      <style:text-properties fo:font-style="normal" officeooo:rsid="0069d4f3" style:font-style-asian="normal" style:font-style-complex="normal"/>
    </style:style>
    <style:style style:name="T41" style:family="text">
      <style:text-properties fo:font-style="normal" style:text-underline-style="none" style:font-style-asian="normal" style:font-style-complex="normal"/>
    </style:style>
    <style:style style:name="T42" style:family="text">
      <style:text-properties fo:font-style="normal" style:text-underline-style="none" officeooo:rsid="00360bca" style:font-style-asian="normal" style:font-style-complex="normal"/>
    </style:style>
    <style:style style:name="T43" style:family="text">
      <style:text-properties fo:font-style="normal" style:text-underline-style="none" officeooo:rsid="00387c46" style:font-style-asian="normal" style:font-style-complex="normal"/>
    </style:style>
    <style:style style:name="T44" style:family="text">
      <style:text-properties fo:font-style="normal" style:text-underline-style="none" officeooo:rsid="0042150f" style:font-style-asian="normal" style:font-style-complex="normal"/>
    </style:style>
    <style:style style:name="T45" style:family="text">
      <style:text-properties fo:font-style="normal" style:text-underline-style="none" officeooo:rsid="0042a609" style:font-style-asian="normal" style:font-style-complex="normal"/>
    </style:style>
    <style:style style:name="T46" style:family="text">
      <style:text-properties fo:font-style="normal" style:text-underline-style="none" officeooo:rsid="00350655" style:font-style-asian="normal" style:font-style-complex="normal"/>
    </style:style>
    <style:style style:name="T47" style:family="text">
      <style:text-properties fo:font-style="normal" style:text-underline-style="none" officeooo:rsid="0048c2be" style:font-style-asian="normal" style:font-style-complex="normal"/>
    </style:style>
    <style:style style:name="T48" style:family="text">
      <style:text-properties fo:font-style="normal" style:text-underline-style="none" officeooo:rsid="0033139c" style:font-style-asian="normal" style:font-style-complex="normal"/>
    </style:style>
    <style:style style:name="T49" style:family="text">
      <style:text-properties fo:font-style="normal" style:text-underline-style="none" officeooo:rsid="004b8ef3" style:font-style-asian="normal" style:font-style-complex="normal"/>
    </style:style>
    <style:style style:name="T50" style:family="text">
      <style:text-properties fo:font-style="normal" style:text-underline-style="none" officeooo:rsid="004f3f16" style:font-style-asian="normal" style:font-style-complex="normal"/>
    </style:style>
    <style:style style:name="T51" style:family="text">
      <style:text-properties fo:font-style="normal" style:text-underline-style="none" officeooo:rsid="00591471" style:font-style-asian="normal" style:font-style-complex="normal"/>
    </style:style>
    <style:style style:name="T52" style:family="text">
      <style:text-properties fo:font-style="normal" style:text-underline-style="none" officeooo:rsid="0069d4f3" style:font-style-asian="normal" style:font-style-complex="normal"/>
    </style:style>
    <style:style style:name="T53" style:family="text">
      <style:text-properties fo:font-style="normal" style:text-underline-style="none" officeooo:rsid="006a4eb4" style:font-style-asian="normal" style:font-style-complex="normal"/>
    </style:style>
    <style:style style:name="T54" style:family="text">
      <style:text-properties fo:font-style="normal" style:text-underline-style="none" officeooo:rsid="003f4aa1" style:font-style-asian="normal" style:font-style-complex="normal"/>
    </style:style>
    <style:style style:name="T55" style:family="text">
      <style:text-properties fo:font-style="normal" style:text-underline-style="none" officeooo:rsid="006c2b0d" style:font-style-asian="normal" style:font-style-complex="normal"/>
    </style:style>
    <style:style style:name="T56" style:family="text">
      <style:text-properties fo:font-style="normal" style:text-underline-style="none" officeooo:rsid="003f7854" style:font-style-asian="normal" style:font-style-complex="normal"/>
    </style:style>
    <style:style style:name="T57" style:family="text">
      <style:text-properties fo:font-style="normal" style:text-underline-style="none" officeooo:rsid="00404618" style:font-style-asian="normal" style:font-style-complex="normal"/>
    </style:style>
    <style:style style:name="T58" style:family="text">
      <style:text-properties fo:font-style="normal" style:text-underline-style="none" fo:font-weight="bold" officeooo:rsid="00387c46" style:font-style-asian="normal" style:font-weight-asian="bold" style:font-style-complex="normal" style:font-weight-complex="bold"/>
    </style:style>
    <style:style style:name="T59" style:family="text">
      <style:text-properties fo:font-style="normal" style:text-underline-style="solid" style:text-underline-width="auto" style:text-underline-color="font-color" style:font-style-asian="normal" style:font-style-complex="normal"/>
    </style:style>
    <style:style style:name="T60" style:family="text">
      <style:text-properties fo:font-style="normal" style:text-underline-style="solid" style:text-underline-width="auto" style:text-underline-color="font-color" officeooo:rsid="00360bca" style:font-style-asian="normal" style:font-style-complex="normal"/>
    </style:style>
    <style:style style:name="T61" style:family="text">
      <style:text-properties fo:font-style="normal" fo:font-weight="bold" officeooo:rsid="00387c46" style:font-style-asian="normal" style:font-weight-asian="bold" style:font-style-complex="normal" style:font-weight-complex="bold"/>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3f7854" style:font-style-asian="normal" style:font-weight-asian="normal" style:font-style-complex="normal" style:font-weight-complex="normal"/>
    </style:style>
    <style:style style:name="T64" style:family="text">
      <style:text-properties fo:font-style="normal" fo:font-weight="normal" officeooo:rsid="004474c8" style:font-style-asian="normal" style:font-weight-asian="normal" style:font-style-complex="normal" style:font-weight-complex="normal"/>
    </style:style>
    <style:style style:name="T65" style:family="text">
      <style:text-properties fo:font-style="normal" fo:font-weight="normal" officeooo:rsid="006c4c75" style:font-style-asian="normal" style:font-weight-asian="normal" style:font-style-complex="normal" style:font-weight-complex="normal"/>
    </style:style>
    <style:style style:name="T66" style:family="text">
      <style:text-properties fo:font-style="normal" fo:font-weight="normal" officeooo:rsid="0084a4d8" style:font-style-asian="normal" style:font-weight-asian="normal" style:font-style-complex="normal" style:font-weight-complex="normal"/>
    </style:style>
    <style:style style:name="T67" style:family="text">
      <style:text-properties officeooo:rsid="00273ff4"/>
    </style:style>
    <style:style style:name="T68" style:family="text">
      <style:text-properties officeooo:rsid="0029a78e"/>
    </style:style>
    <style:style style:name="T69" style:family="text">
      <style:text-properties officeooo:rsid="002ab0ba"/>
    </style:style>
    <style:style style:name="T70" style:family="text">
      <style:text-properties officeooo:rsid="002b2cae"/>
    </style:style>
    <style:style style:name="T71" style:family="text">
      <style:text-properties officeooo:rsid="002d1253"/>
    </style:style>
    <style:style style:name="T72" style:family="text">
      <style:text-properties officeooo:rsid="002e929b"/>
    </style:style>
    <style:style style:name="T73" style:family="text">
      <style:text-properties officeooo:rsid="00304a73"/>
    </style:style>
    <style:style style:name="T74" style:family="text">
      <style:text-properties officeooo:rsid="00315576"/>
    </style:style>
    <style:style style:name="T75" style:family="text">
      <style:text-properties officeooo:rsid="0034a501"/>
    </style:style>
    <style:style style:name="T76" style:family="text">
      <style:text-properties officeooo:rsid="00350655"/>
    </style:style>
    <style:style style:name="T77" style:family="text">
      <style:text-properties officeooo:rsid="0035169f"/>
    </style:style>
    <style:style style:name="T78" style:family="text">
      <style:text-properties officeooo:rsid="00360bca"/>
    </style:style>
    <style:style style:name="T79" style:family="text">
      <style:text-properties officeooo:rsid="0037ce30"/>
    </style:style>
    <style:style style:name="T80" style:family="text">
      <style:text-properties officeooo:rsid="003899c4"/>
    </style:style>
    <style:style style:name="T81" style:family="text">
      <style:text-properties officeooo:rsid="004d1850"/>
    </style:style>
    <style:style style:name="T82" style:family="text">
      <style:text-properties officeooo:rsid="00571a17"/>
    </style:style>
    <style:style style:name="T83" style:family="text">
      <style:text-properties officeooo:rsid="005ed812"/>
    </style:style>
    <style:style style:name="T84" style:family="text">
      <style:text-properties officeooo:rsid="00609c41"/>
    </style:style>
    <style:style style:name="T85" style:family="text">
      <style:text-properties officeooo:rsid="00624e44"/>
    </style:style>
    <style:style style:name="T86" style:family="text">
      <style:text-properties officeooo:rsid="0067457f"/>
    </style:style>
    <style:style style:name="T87" style:family="text">
      <style:text-properties officeooo:rsid="0071fe94"/>
    </style:style>
    <style:style style:name="T88" style:family="text">
      <style:text-properties officeooo:rsid="00755e39"/>
    </style:style>
    <style:style style:name="T89" style:family="text">
      <style:text-properties officeooo:rsid="007afa58"/>
    </style:style>
    <style:style style:name="T90" style:family="text">
      <style:text-properties officeooo:rsid="007b03fa"/>
    </style:style>
    <style:style style:name="T91" style:family="text">
      <style:text-properties officeooo:rsid="007cda77"/>
    </style:style>
    <style:style style:name="T92" style:family="text">
      <style:text-properties officeooo:rsid="007e7a8c"/>
    </style:style>
    <style:style style:name="T93" style:family="text">
      <style:text-properties officeooo:rsid="00865aba"/>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b Requirements – Elegant business web page for coaching services</text:p>
      <text:h text:style-name="Heading_20_1" text:outline-level="1">Job Posting</text:h>
      <text:p text:style-name="Text_20_body"><text:span text:style-name="T1">Required</text:span>: Webpage that performs data validation, to ensure that the user is a human and that text entered is sanitized, and sends some form data to a (private) email address. This project is basically open-ended, but logos will be provided that have already been drawn up that provide the color scheme for the page (for CSS, etc.)</text:p>
      <text:p text:style-name="Text_20_body">The webpage needs the following sections:</text:p>
      <text:p text:style-name="Text_20_body">Coaching – Displays fee structure (pricing) in various major currencies (Euro, Canadian Dollar, Sterling, US Dollar) mandatory input fields for user's email, a dropdown menu for {1,2,3,4,6,8,<text:span text:style-name="T74">9,</text:span>12} months, a <text:span text:style-name="T73">standard</text:span> waiver in a text area (clickwrap agreement), and the <text:span text:style-name="T67">current </text:span>Bitcoin (mBTC) equivalent for the # of months selected according to the fee structure. <text:span text:style-name="T5">Optional</text:span> data inputs are a dropdown menu that contains <text:span text:style-name="T69">the user’s Referral Forum</text:span> {Bodybuilding.com,T-Nation.com} and a text input that appears <text:span text:style-name="T69">to enter their forum username</text:span> only if one of those is selected from the dropdown menu <text:span text:style-name="T69">(probably something like </text:span>26 characters in length, <text:span text:style-name="T70">characters constrained to whatever set is</text:span><text:span text:style-name="T69"> customarily permissible for usernames on these sites)</text:span>. The user accepts the agreement and agrees to pay the fee by clicking a button, which sends an email to the coach for whom this website will be maintained with the subject “New Coaching Client," and contains all of the input data in a coherent format.</text:p>
      <text:p text:style-name="Text_20_body">Consultancy – Same as above, only the fee structure (pricing), and the email subject, “New Consultancy Client,” differ.</text:p>
      <text:p text:style-name="Text_20_body">Media:</text:p>
      <text:p text:style-name="Text_20_body">Articles – This should be a dynamic<text:span text:style-name="T71">ally indexed</text:span> section that the coach can manage like a blog, if feasible. Ideally, it is configured for end-user management of files converted from markdown in a wiki style to html. <text:span text:style-name="T72">Clarification can be provided as needed.</text:span></text:p>
      <text:p text:style-name="Text_20_body">Books – Similar to above, a dynamic section that, that <text:span text:style-name="Strong_20_Emphasis">for an additional $100 paid to the web developer (negotiable, may proceed with prior permission &amp; clear acceptance)</text:span>, will function as a <text:s/>self-hosted storefront <text:span text:style-name="T68">that transacts in Bitcoin (BTC), ideally </text:span>without <text:span text:style-name="T68">having to make </text:span>external API <text:span text:style-name="T68">calls</text:span>, for shipping paperback books as well as for downloading digital ebooks… if this is not feasible, then the web developer should put into place some sort of placeholder for future development.</text:p>
      <text:p text:style-name="Text_20_body">Hire for Writing: Submit Proposal – Similar to the Coaching &amp; Consultancy sections, displays the fee in various major currencies, mandatory input fields for user's email, the website or business name, a dropdown menu for the # of works of authorship {1,2,3,4,5}, a multiple check-box {marketing, <text:soft-page-break/>education, research, opinion/editorial, other} for the intent of the writing(s), a 500 character text field for the subject matter &amp; scope (topic of focus), the <text:span text:style-name="T67">current </text:span>Bitcoin (mBTC) equivalent for the fee, and the text, “Supplementary materials (media, e.g., documents, spreadsheets, presentations, graphics) are to be collected as needed as work proceeds, if the proposal(s) is/are accepted.” The user agrees to pay the fee by clicking a button, which sends an email to the coach-author after validation with the Subject “Writing Proposal: Initial Proposal."</text:p>
      <text:p text:style-name="Text_20_body">Testimonials – Displays comments from clients, and their country's flag next to their comment.</text:p>
      <text:h text:style-name="Heading_20_1" text:outline-level="1">Implementation <text:span text:style-name="T76">(View &amp; Logic)</text:span> <text:span text:style-name="T75">&amp; User Experience (UX) Details</text:span></text:h>
      <text:p text:style-name="P7"><text:span text:style-name="T78">The business’ fees are </text:span><text:span text:style-name="T93">always to be</text:span><text:span text:style-name="T78"> set in USD. </text:span><text:span text:style-name="T81">These fees should be modifiable by the coach/admin.</text:span><text:span text:style-name="T78"> </text:span>All <text:span text:style-name="T78">fees, then, in CAN, EUR, GBP, or BTC/mBTC should use </text:span>exchange rates <text:span text:style-name="T78">from USD that are</text:span> fetched dynamically from <text:span text:style-name="T79">some internet</text:span> source <text:span text:style-name="T79">that maintains current exchange rates (e.g., xe.com)</text:span>.</text:p>
      <text:p text:style-name="P45"><text:span text:style-name="T54">Only send email</text:span><text:span text:style-name="T55">s</text:span><text:span text:style-name="T54"> after some form of verification that the user is a human. </text:span><text:span text:style-name="T56">Please implement any security measures that can be used to </text:span><text:span text:style-name="T57">prevent</text:span><text:span text:style-name="T56"> malicious conduct.</text:span></text:p>
      <text:p text:style-name="P44"><text:span text:style-name="T63">D</text:span><text:span text:style-name="T64">on’t hard-code the email address </text:span><text:span text:style-name="T65">admin@ampouletude.com</text:span><text:span text:style-name="T64">, it should be something easily changed by the coach.</text:span></text:p>
      <text:p text:style-name="P49"><text:span text:style-name="T64">T</text:span><text:span text:style-name="T62">he dropdown menu of forums should permit changes </text:span><text:span text:style-name="T66">&amp; additions.</text:span></text:p>
      <text:p text:style-name="P48"><text:span text:style-name="T64">T</text:span><text:span text:style-name="T62">he clickwrap agreements &amp; waivers are just plain text that should be editable, and that should be different for Coaching, Consultancy, and Writing Proposals. The final language for these has not yet been drafted, so refer to any sample clickwrap agreement from the internet and just drop that in for testing and presentation for now.</text:span></text:p>
      <text:h text:style-name="Heading_20_2" text:outline-level="2">Fee Structures:</text:h>
      <text:list xml:id="list2693401598" text:style-name="L3">
        <text:list-item>
          <text:p text:style-name="P8"><text:span text:style-name="T1">Coaching</text:span>:</text:p>
          <text:list>
            <text:list-item>
              <text:p text:style-name="P8"><text:span text:style-name="T7">UX</text:span><text:span text:style-name="T76">: </text:span>User selects currency from among {“Canadian Dollar (C$)”, “Euro (€)”, “Great British Sterling Pound (£)”, “US Dollar ($)”}, that is then used to display the following text using the selected currency:</text:p>
              <text:list>
                <text:list-item>
                  <text:p text:style-name="P8"><text:span text:style-name="T7">View</text:span><text:span text:style-name="T76">: </text:span>“Bitcoin (BTC) equivalent(s) of: </text:p>
                  <text:list>
                    <text:list-item>
                      <text:p text:style-name="P8">$250 USD (<text:span text:style-name="T76">or </text:span><text:span text:style-name="T7">X </text:span><text:span text:style-name="T29">{CAD, EUR, GBP}) </text:span><text:s/>for the first (initial) month (the Introductory Rate), and</text:p>
                    </text:list-item>
                    <text:list-item>
                      <text:p text:style-name="P9">$350 USD (<text:span text:style-name="T76">or </text:span><text:span text:style-name="T7">X </text:span><text:span text:style-name="T29">{CAD, EUR, GBP}) </text:span>month-to-month thereafter (the Standard Rate) provides:</text:p>
                    </text:list-item>
                  </text:list>
                </text:list-item>
              </text:list>
            </text:list-item>
          </text:list>
        </text:list-item>
      </text:list>
      <text:list text:style-name="L4">
        <text:list-item>
          <text:list>
            <text:list-item>
              <text:list>
                <text:list-item>
                  <text:list>
                    <text:list-item>
                      <text:list>
                        <text:list-item>
                          <text:p text:style-name="P10">Unlimited questions pertaining to body composition, hypertrophy, and performance, and</text:p>
                        </text:list-item>
                        <text:list-item>
                          <text:p text:style-name="P10">Training programs designed around <text:span text:style-name="T77">supplements</text:span> and goals, and</text:p>
                        </text:list-item>
                        <text:list-item>
                          <text:p text:style-name="P10"><text:soft-page-break/>Nutrition planning assistance, including tailoring of nutrient intakes, strategies and tactics, and</text:p>
                        </text:list-item>
                        <text:list-item>
                          <text:p text:style-name="P10">Monitoring of body composition variables, and</text:p>
                        </text:list-item>
                        <text:list-item>
                          <text:p text:style-name="P10">One (1) biweekly, scheduled as needed, real-time chat via Matrix federated chat (details on account creation will be provided as needed) for 90 min each session.”</text:p>
                        </text:list-item>
                      </text:list>
                    </text:list-item>
                  </text:list>
                </text:list-item>
              </text:list>
            </text:list-item>
          </text:list>
        </text:list-item>
      </text:list>
      <text:list xml:id="list3522367963" text:style-name="L5">
        <text:list-item>
          <text:list>
            <text:list-item>
              <text:list>
                <text:list-item>
                  <text:list>
                    <text:list-item>
                      <text:p text:style-name="P12"><text:span text:style-name="T78">“To sign up for Coaching, enter</text:span> email:” </text:p>
                      <text:list>
                        <text:list-item>
                          <text:p text:style-name="P12"><text:span text:style-name="T78">{text input: user’s email}</text:span></text:p>
                          <text:list>
                            <text:list-item>
                              <text:p text:style-name="P23"><text:span text:style-name="T28">If pre-processed as a properly formatted email address, display: </text:span></text:p>
                              <text:list>
                                <text:list-item>
                                  <text:p text:style-name="P23">Optional field<text:span text:style-name="T28">: “</text:span><text:span text:style-name="T80">Optional: </text:span><text:span text:style-name="T28">From Forum (preferred board): ” {dropdown menu: “Bodybuilding.com”, “T-Nation.com”}, if selection is made, display:</text:span></text:p>
                                  <text:list>
                                    <text:list-item>
                                      <text:p text:style-name="P23">Optional field<text:span text:style-name="T28">: “Board username: “ {text input: username}</text:span></text:p>
                                    </text:list-item>
                                  </text:list>
                                </text:list-item>
                                <text:list-item>
                                  <text:p text:style-name="P23">Optional field<text:span text:style-name="T28">: “</text:span><text:span text:style-name="T80">Optional</text:span><text:span text:style-name="T31">: </text:span><text:span text:style-name="T28">Referral Code: “ {text input: alphanum, exactly 8 characters}</text:span></text:p>
                                </text:list-item>
                              </text:list>
                            </text:list-item>
                          </text:list>
                        </text:list-item>
                      </text:list>
                    </text:list-item>
                    <text:list-item>
                      <text:p text:style-name="P11">“<text:span text:style-name="T78">Select # of months.</text:span><text:span text:style-name="T8"> Note</text:span><text:span text:style-name="T30">: Planning proceeds in blocks (‘mesocycles’) of 3 or 4 months, so it is</text:span><text:span text:style-name="T8"> suggested</text:span><text:span text:style-name="T30"> that you commit to no less than 3 months at a time to achieve your objective (e.g., bulking, cutting, recomping):”</text:span><text:span text:style-name="T6"> </text:span>{<text:span text:style-name="T78">dropdown menu: </text:span>1,2,3,4,6,8,<text:span text:style-name="T74">9,</text:span>12<text:span text:style-name="T78">}</text:span></text:p>
                    </text:list-item>
                    <text:list-item>
                      <text:p text:style-name="P22"><text:span text:style-name="T28">“Agreement to Transmit Bitcoin (BTC): Coach will e-mail, to your provided e-mail address ({user’s email}), the BTC address for payment, after you have read and agreed to the following terms:</text:span></text:p>
                      <text:list>
                        <text:list-item>
                          <text:list>
                            <text:list-item>
                              <text:p text:style-name="P20"><text:span text:style-name="T16">{text area: clickwrap agreement &amp; </text:span><text:span text:style-name="T15">waiver </text:span><text:span text:style-name="T19">(scrollable)</text:span><text:span text:style-name="T16">}</text:span></text:p>
                            </text:list-item>
                            <text:list-item>
                              <text:p text:style-name="P20"><text:span text:style-name="T26">button &amp; text label</text:span><text:span text:style-name="T16">: “</text:span><text:span text:style-name="T21">BY CLICKING THIS BUTTON, </text:span><text:span text:style-name="T16">I AGREE </text:span><text:span text:style-name="T21">TO TERMS</text:span><text:span text:style-name="T16"> &amp; WILL TRANSMIT PAYMENT </text:span><text:span text:style-name="T20">WITHIN 12 HOURS OF RECEIPT OF EMAIL CONTAINING PAYMENT ADDRESS</text:span><text:span text:style-name="T16"> in the amount of: ”</text:span></text:p>
                            </text:list-item>
                            <text:list-item>
                              <text:p text:style-name="P20"><text:span text:style-name="T16">{calculated total fee, as </text:span><text:span text:style-name="T15">C$, €, £, </text:span><text:span text:style-name="T16">or $ </text:span><text:span text:style-name="T18">&amp; as mBTC</text:span><text:span text:style-name="T16">} </text:span><text:span text:style-name="T17">{</text:span><text:span text:style-name="T16">depends on # of months, based on the Introductory Rate + Standard Rate * (n-1)</text:span><text:span text:style-name="T17">}</text:span></text:p>
                              <text:list>
                                <text:list-item>
                                  <text:p text:style-name="P21"><text:span text:style-name="T43">After agreement to pay, send an email to </text:span><text:span text:style-name="T44">admin@ampouletude.com</text:span><text:span text:style-name="T43"> </text:span><text:span text:style-name="T45">(</text:span><text:span text:style-name="T12">not yet configured, do not use for testing</text:span><text:span text:style-name="T45">) </text:span><text:span text:style-name="T43">that contains the Subject: “New Coaching Client” and a Body that contains all of the data taken as input </text:span><text:span text:style-name="T53">&amp; the total fee </text:span><text:span text:style-name="T43">in a readable format. </text:span></text:p>
                                </text:list-item>
                              </text:list>
                            </text:list-item>
                          </text:list>
                        </text:list-item>
                      </text:list>
                    </text:list-item>
                  </text:list>
                </text:list-item>
              </text:list>
            </text:list-item>
          </text:list>
        </text:list-item>
        <text:list-item>
          <text:p text:style-name="P25"><text:span text:style-name="T2">C</text:span><text:span text:style-name="T1">onsultancy</text:span><text:span text:style-name="T14">:</text:span></text:p>
          <text:list>
            <text:list-item>
              <text:p text:style-name="P25">Same as for Coaching, changing only:</text:p>
              <text:list>
                <text:list-item>
                  <text:p text:style-name="P25"><text:soft-page-break/>The terms “Coaching” to “Consultancy,” </text:p>
                </text:list-item>
                <text:list-item>
                  <text:p text:style-name="P25">The fee to $100 <text:span text:style-name="T15">USD (</text:span><text:span text:style-name="T22">or </text:span><text:span text:style-name="T13">X </text:span><text:span text:style-name="T46">{CAD, EUR, GBP}) </text:span><text:span text:style-name="T47">per month</text:span></text:p>
                </text:list-item>
                <text:list-item>
                  <text:p text:style-name="P25">The service provided to:</text:p>
                </text:list-item>
              </text:list>
            </text:list-item>
          </text:list>
        </text:list-item>
      </text:list>
      <text:list text:style-name="L6">
        <text:list-item>
          <text:list>
            <text:list-item>
              <text:list>
                <text:list-item>
                  <text:list>
                    <text:list-item>
                      <text:p text:style-name="P26"><text:span text:style-name="T15">Unlimited questions pertaining to body composition, hypertrophy, and performance</text:span></text:p>
                    </text:list-item>
                  </text:list>
                </text:list-item>
              </text:list>
            </text:list-item>
          </text:list>
        </text:list-item>
      </text:list>
      <text:list xml:id="list2314462838" text:style-name="L7">
        <text:list-item>
          <text:list>
            <text:list-item>
              <text:list>
                <text:list-item>
                  <text:p text:style-name="P32"><text:span text:style-name="T15">R</text:span><text:span text:style-name="T14">emoval of the “</text:span><text:span text:style-name="T11">Note</text:span><text:span text:style-name="T42">: Planning proceeds in blocks (‘mesocycles’) of 3 or 4 months, so it is</text:span><text:span text:style-name="T11"> suggested</text:span><text:span text:style-name="T42"> that you commit to no less than 3 months at a time to achieve your objective (e.g., bulking, cutting, recomping):”</text:span></text:p>
                </text:list-item>
                <text:list-item>
                  <text:p text:style-name="P27"><text:span text:style-name="T42">{calculated total fee, as </text:span><text:span text:style-name="T48">C$, €, £, </text:span><text:span text:style-name="T42">or $ </text:span><text:span text:style-name="T58">&amp; as mBTC</text:span><text:span text:style-name="T42">} </text:span><text:span text:style-name="T43">{</text:span><text:span text:style-name="T42">depends on # of months, based on the </text:span><text:span text:style-name="T49">fee of $100 monthly</text:span><text:span text:style-name="T43">}</text:span></text:p>
                  <text:list>
                    <text:list-item>
                      <text:list>
                        <text:list-item>
                          <text:p text:style-name="P29"><text:span text:style-name="T43">After agreement to pay, send an email to </text:span><text:span text:style-name="T44">admin@ampouletude.com</text:span><text:span text:style-name="T43"> </text:span><text:span text:style-name="T45">(</text:span><text:span text:style-name="T12">not yet configured, do not use for testing</text:span><text:span text:style-name="T45">) </text:span><text:span text:style-name="T43">that contains the Subject: “New </text:span><text:span text:style-name="T50">Consultancy</text:span><text:span text:style-name="T43"> Client” and a Body that contains all of the data taken as input </text:span><text:span text:style-name="T53">&amp; the total fee</text:span><text:span text:style-name="T43"> in a readable format. </text:span></text:p>
                        </text:list-item>
                      </text:list>
                    </text:list-item>
                  </text:list>
                </text:list-item>
              </text:list>
            </text:list-item>
          </text:list>
        </text:list-item>
        <text:list-item>
          <text:p text:style-name="P34"><text:span text:style-name="T60">M</text:span><text:span text:style-name="T59">edia: Hire for Writing: Submit Proposal</text:span></text:p>
          <text:list>
            <text:list-item>
              <text:p text:style-name="P33"><text:span text:style-name="T41">Same as for Coaching &amp; Consultancy, changing only:</text:span></text:p>
              <text:list>
                <text:list-item>
                  <text:p text:style-name="P13"><text:span text:style-name="T32">The fee to $30</text:span><text:span text:style-name="T28">0 USD (</text:span><text:span text:style-name="T29">or </text:span><text:span text:style-name="T7">X </text:span><text:span text:style-name="T29">{CAD, EUR, GBP}) </text:span><text:span text:style-name="T32">per work of authorship</text:span></text:p>
                </text:list-item>
                <text:list-item>
                  <text:p text:style-name="P14"><text:span text:style-name="T28">The term “Coach” to “Author”</text:span></text:p>
                </text:list-item>
                <text:list-item>
                  <text:p text:style-name="P15"><text:span text:style-name="T28">Additionally requiring mandatory {text input: website or business name}</text:span></text:p>
                </text:list-item>
                <text:list-item>
                  <text:p text:style-name="P15"><text:span text:style-name="T28">Selection of “# of months” to “# of works of authorship: “ dropdown menu: {1,2,3,4,5}</text:span></text:p>
                </text:list-item>
                <text:list-item>
                  <text:p text:style-name="P15"><text:span text:style-name="T28">Additionally requiring a multiple check-box {marketing, education, research, opinion/editorial, other} after a label “Intent of the writing(s): “</text:span></text:p>
                </text:list-item>
                <text:list-item>
                  <text:p text:style-name="P15"><text:span text:style-name="T28">Additionally requiring a text input (500 characters): {subject matter &amp; scope} after a label “Subject matter &amp; scope (topic of focus): “</text:span></text:p>
                </text:list-item>
                <text:list-item>
                  <text:p text:style-name="P15"><text:span text:style-name="T28">text area: {clickwrap agreement (scrollable)}</text:span></text:p>
                </text:list-item>
                <text:list-item>
                  <text:p text:style-name="P30"><text:span text:style-name="T40">button &amp; </text:span><text:span text:style-name="T39">text label</text:span><text:span text:style-name="T30">: “</text:span><text:span text:style-name="T36">BY CLICKING THIS BUTTON, </text:span><text:span text:style-name="T30">I AGREE </text:span><text:span text:style-name="T36">TO TERMS</text:span><text:span text:style-name="T30"> &amp; WILL TRANSMIT PAYMENT </text:span><text:span text:style-name="T37">WITHIN 12 HOURS OF RECEIPT OF EMAIL CONTAINING PAYMENT ADDRESS </text:span><text:span text:style-name="T9">IF AUTHOR ACCEPTS THE PROPOSAL</text:span><text:span text:style-name="T30">” in the amount of: ”</text:span></text:p>
                </text:list-item>
                <text:list-item>
                  <text:p text:style-name="P28"><text:span text:style-name="T30">{calculated total fee, as </text:span><text:span text:style-name="T33">C$, €, £, </text:span><text:span text:style-name="T30">or $ </text:span><text:span text:style-name="T61">&amp; as mBTC</text:span><text:span text:style-name="T30">} </text:span><text:span text:style-name="T34">{</text:span><text:span text:style-name="T30">depends on # of </text:span><text:span text:style-name="T35">works of authorship}</text:span></text:p>
                </text:list-item>
                <text:list-item>
                  <text:p text:style-name="P35"><text:span text:style-name="T35">D</text:span><text:span text:style-name="T28">isplay text label “</text:span><text:span text:style-name="T6">Note</text:span><text:span text:style-name="T28">: Supplementary materials (media, e.g., documents, spreadsheets, presentations, graphics) are to be collected as needed as work proceeds, if the proposal is accepted. </text:span><text:span text:style-name="T38">Communication will follow by email to {user email}, including notice of rejection with modifications, or outright rejection, to proposal.</text:span><text:span text:style-name="T28">”</text:span></text:p>
                  <text:list>
                    <text:list-item>
                      <text:list>
                        <text:list-item>
                          <text:p text:style-name="P31"><text:soft-page-break/><text:span text:style-name="T43">After agreement to pay, send an email to </text:span><text:span text:style-name="T44">admin@ampouletude.com</text:span><text:span text:style-name="T43"> </text:span><text:span text:style-name="T45">(</text:span><text:span text:style-name="T12">not yet configured, do not use for testing</text:span><text:span text:style-name="T45">) </text:span><text:span text:style-name="T43">that contains the Subject: “New </text:span><text:span text:style-name="T52">Writing for Hire Proposal</text:span><text:span text:style-name="T43">” and a Body that contains all of the data taken as input </text:span><text:span text:style-name="T53">&amp; the total fee </text:span><text:span text:style-name="T43">in a readable format. </text:span></text:p>
                        </text:list-item>
                      </text:list>
                    </text:list-item>
                  </text:list>
                </text:list-item>
              </text:list>
            </text:list-item>
          </text:list>
        </text:list-item>
      </text:list>
      <text:h text:style-name="P1" text:outline-level="2">Articles</text:h>
      <text:p text:style-name="P36">This should be a dynamic<text:span text:style-name="T71">ally indexed</text:span> section that the coach-<text:span text:style-name="T82">author</text:span> can manage like a blog. </text:p>
      <text:p text:style-name="P36"><text:span text:style-name="T3">Requirements</text:span><text:span text:style-name="T23">:</text:span></text:p>
      <text:list xml:id="list634095534" text:style-name="L8">
        <text:list-item>
          <text:p text:style-name="P37"><text:span text:style-name="T23">The</text:span><text:span text:style-name="T82"> coach-author needs to be able to take his articles, written in Vim using </text:span><text:span text:style-name="T23">Vimwiki (.md files), and easily export them </text:span><text:span text:style-name="T25">to this website </text:span><text:span text:style-name="T23">in a format that contains links to other files in the same format &amp; structure.</text:span></text:p>
        </text:list-item>
      </text:list>
      <text:list xml:id="list1212690843" text:style-name="L9">
        <text:list-item>
          <text:list>
            <text:list-item>
              <text:p text:style-name="P39"><text:span text:style-name="T14">Vimwiki </text:span><text:span text:style-name="T24">Information &amp; </text:span><text:span text:style-name="T14">Resources:</text:span></text:p>
              <text:list>
                <text:list-item>
                  <text:p text:style-name="P39"><text:a xlink:type="simple" xlink:href="https://vimwiki.github.io/" text:style-name="Internet_20_link" text:visited-style-name="Visited_20_Internet_20_Link">https://vimwiki.github.io/</text:a></text:p>
                </text:list-item>
                <text:list-item>
                  <text:p text:style-name="P39"><text:a xlink:type="simple" xlink:href="https://vimwiki.github.io/vimwikiwiki/" text:style-name="Internet_20_link" text:visited-style-name="Visited_20_Internet_20_Link">https://vimwiki.github.io/vimwikiwiki/</text:a></text:p>
                  <text:list>
                    <text:list-item>
                      <text:p text:style-name="P24">Note<text:span text:style-name="T28">: Issuing the :Vimwiki2HTML &amp; VimwikiAll2HTML commands from Vim generates .html files from the .md Vimwiki files.</text:span></text:p>
                    </text:list-item>
                    <text:list-item>
                      <text:p text:style-name="P24"><text:span text:style-name="T28">If this knowledge can be used to identify a blog or wiki structure that can support the coach-author’s workflow from writing to publication on the website, please implement it.</text:span></text:p>
                    </text:list-item>
                  </text:list>
                </text:list-item>
              </text:list>
            </text:list-item>
          </text:list>
        </text:list-item>
      </text:list>
      <text:list xml:id="list235141191413958" text:continue-list="list634095534" text:style-name="L8">
        <text:list-item>
          <text:p text:style-name="P38"><text:span text:style-name="T14">A wiki-l</text:span><text:span text:style-name="T10">ike</text:span><text:span text:style-name="T14"> UX should be maintained, that has a “look and feel” that matches the color scheme from the logos provided.</text:span></text:p>
        </text:list-item>
      </text:list>
      <text:h text:style-name="Heading_20_2" text:outline-level="2">Books (Bookstore)</text:h>
      <text:p text:style-name="P40"><text:span text:style-name="T28">The implementation details are mostly open-ended. </text:span></text:p>
      <text:p text:style-name="P3"><text:span text:style-name="T28">Requirements</text:span><text:span text:style-name="T41">: </text:span></text:p>
      <text:list text:style-name="L11">
        <text:list-item>
          <text:p text:style-name="P41"><text:span text:style-name="T51">This must be a webstore that transacts in BTC, offering mBTC equivalent prices for the supported currencies (</text:span><text:span text:style-name="T48">C$, €, £, </text:span><text:span text:style-name="T42">or $</text:span><text:span text:style-name="T51">) for two types of items: shipped books &amp; downloadable digital ebooks:</text:span></text:p>
        </text:list-item>
      </text:list>
      <text:list xml:id="list183123762" text:style-name="L10">
        <text:list-item>
          <text:list>
            <text:list-item>
              <text:p text:style-name="P2"><text:span text:style-name="T41">Digital Downloads (e.g., pdf, mobi, etc.), in some manner that is protective of proprietary interests and digital-rights management (DRM).</text:span></text:p>
            </text:list-item>
            <text:list-item>
              <text:p text:style-name="P2"><text:span text:style-name="T41">Standard Shipping &amp; Handling input for postal delivery.</text:span></text:p>
            </text:list-item>
          </text:list>
        </text:list-item>
      </text:list>
      <text:h text:style-name="Heading_20_2" text:outline-level="2">Testimonials</text:h>
      <text:p text:style-name="P4">Requirements<text:span text:style-name="T14">:</text:span></text:p>
      <text:list xml:id="list2501079452" text:style-name="L12">
        <text:list-item>
          <text:p text:style-name="P16">Visually pleasing to <text:span text:style-name="T85">reader</text:span></text:p>
        </text:list-item>
        <text:list-item>
          <text:p text:style-name="P16"><text:soft-page-break/><text:span text:style-name="T84">E</text:span>dit<text:span text:style-name="T84">able </text:span>by the coach-author</text:p>
        </text:list-item>
        <text:list-item>
          <text:p text:style-name="P17">Consistent format that includes:</text:p>
          <text:list>
            <text:list-item>
              <text:p text:style-name="P17">Country <text:span text:style-name="T83">F</text:span>lag</text:p>
            </text:list-item>
            <text:list-item>
              <text:p text:style-name="P17">Quotation</text:p>
            </text:list-item>
            <text:list-item>
              <text:p text:style-name="P18">Service Type, either:</text:p>
              <text:list>
                <text:list-item>
                  <text:p text:style-name="P18">Coaching</text:p>
                </text:list-item>
                <text:list-item>
                  <text:p text:style-name="P18">Consultancy</text:p>
                </text:list-item>
                <text:list-item>
                  <text:p text:style-name="P19">Publication</text:p>
                </text:list-item>
              </text:list>
            </text:list-item>
            <text:list-item>
              <text:p text:style-name="P17">First Name or Nickname</text:p>
            </text:list-item>
          </text:list>
        </text:list-item>
      </text:list>
      <text:p text:style-name="P42"/>
      <text:p text:style-name="P42">Some testimonials to include are:</text:p>
      <text:p text:style-name="P43">From the United States, <text:span text:style-name="T1">SmallOnGear</text:span>, after <text:span text:style-name="T4">Coaching</text:span>, wrote that "...everything has been going great. I dont even understand how i lost a decently significant amount of fat AND got stronger while eating what i estimate to be maintenance calories. Always thought recomping was bullshit and a waste of time and bulk/cut was more efficient...</text:p>
      <text:p text:style-name="P43"><text:s text:c="4"/>"You have been an absolutely incredible coach tho. It has been an honor working with you and I really did learn alot and am very happy with progress we have made. I would literally take you over Hany Rambod or any other Olympia level coach and it wouldnt even be close. Truly believe you are one of the if not thee most knowledgeable coachs in bodybuilding. Its highly unlikely but if i reach my goal and my plans change and i do decide to compete I would love to work with you again. Plan to continue on the plan we have laid out for now."</text:p>
      <text:p text:style-name="P43">From Germany, <text:span text:style-name="T1">SonOfThor</text:span>, <text:span text:style-name="T86">during</text:span> <text:span text:style-name="T1">Consultancy</text:span>, wrote that “[Our consult <text:span text:style-name="T86">has been</text:span>] high quality and adapted to [my] individual requirements. [Your] statements are always comprehensible, differentiated and backed up by science. I am very satisfied to work with [you].”</text:p>
      <text:p text:style-name="P43"/>
      <text:h text:style-name="Heading_20_2" text:outline-level="2">Additional Features</text:h>
      <text:p text:style-name="P5">Contact<text:span text:style-name="T14">:</text:span></text:p>
      <text:p text:style-name="P46">The <text:span text:style-name="T6">option</text:span> to add <text:span text:style-name="T87">or remove</text:span> contact details at the bottom of the site that displays site-wide, including representative icon, for the following services, <text:span text:style-name="T89">but that only displays if contact information has been fed in </text:span><text:span text:style-name="T90">by the coach-author</text:span>:</text:p>
      <text:list xml:id="list278949886" text:style-name="L13">
        <text:list-item>
          <text:p text:style-name="P47">Matrix</text:p>
        </text:list-item>
        <text:list-item>
          <text:p text:style-name="P47">Telegram</text:p>
        </text:list-item>
        <text:list-item>
          <text:p text:style-name="P47">XMPP</text:p>
        </text:list-item>
        <text:list-item>
          <text:p text:style-name="P47"><text:soft-page-break/>SMS/Voice: Country Code + Phone Number</text:p>
        </text:list-item>
        <text:list-item>
          <text:p text:style-name="P47">E-mail, <text:span text:style-name="T91">including PG</text:span><text:span text:style-name="T92">P fingerprint &amp; link to public key</text:span></text:p>
        </text:list-item>
      </text:list>
      <text:p text:style-name="P5">Search Engine Indexing<text:span text:style-name="T14">: Prominent display in search engine indexes for keywords related to bodybuilding coaching, physique coach, &amp; bodybuilding contest prep.</text:span></text:p>
      <text:p text:style-name="P5">? <text:span text:style-name="T88">MailChimp Integration</text:span><text:span text:style-name="T27">: If it is something that can be done fairly simply, perhaps some sort of support for marketing communications is not a bad idea. </text:span></text:p>
      <text:p text:style-name="P6">Smooth UX for mobile device users<text:span text:style-name="T14">: The site should work equally well for mobile users as for laptop/deskto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2T07:41:06.662845519</meta:creation-date>
    <dc:date>2023-10-23T23:10:27.262482755</dc:date>
    <meta:editing-duration>P1DT15H28M26S</meta:editing-duration>
    <meta:editing-cycles>106</meta:editing-cycles>
    <meta:generator>LibreOffice/7.4.7.2$Linux_X86_64 LibreOffice_project/40$Build-2</meta:generator>
    <meta:document-statistic meta:table-count="0" meta:image-count="0" meta:object-count="0" meta:page-count="7" meta:paragraph-count="105" meta:word-count="2052" meta:character-count="12562" meta:non-whitespace-character-count="10660"/>
  </office:meta>
</office:document-meta>
</file>